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P19" style:family="paragraph" style:parent-style-name="Standard">
      <style:paragraph-properties fo:break-before="auto" fo:text-indent="0cm" fo:line-height="115%" fo:margin-lef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text-indent="0cm" fo:line-height="115%" fo:margin-left="0cm" style:writing-mode="lr-tb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P32" style:family="paragraph" style:parent-style-name="Standard">
      <style:paragraph-properties fo:break-before="auto" fo:text-indent="0cm" fo:line-height="115%" fo:margin-left="0cm" style:writing-mode="lr-tb"/>
    </style:style>
    <style:style style:name="P3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_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P3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3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7_1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P3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P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4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P4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P45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47_1" style:family="text"/>
    <style:style style:name="P4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48_1" style:family="text"/>
    <style:style style:name="P49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P5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T50_12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P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>
      <style:text-properties fo:font-style="italic" style:font-style-asian="italic" style:font-style-complex="italic"/>
    </style:style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P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4_1" style:family="text"/>
    <style:style style:name="P5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>
      <style:text-properties fo:font-style="italic" style:font-style-asian="italic" style:font-style-complex="italic"/>
    </style:style>
    <style:style style:name="T55_8" style:family="text">
      <style:text-properties fo:font-style="italic" style:font-style-asian="italic" style:font-style-complex="italic"/>
    </style:style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>
      <style:text-properties fo:font-style="italic" style:font-style-asian="italic" style:font-style-complex="italic"/>
    </style:style>
    <style:style style:name="T55_24" style:family="text">
      <style:text-properties fo:font-style="italic" style:font-style-asian="italic" style:font-style-complex="italic"/>
    </style:style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P5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61_1" style:family="text"/>
    <style:style style:name="P6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2_1" style:family="text"/>
    <style:style style:name="P6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6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P6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68_1" style:family="text"/>
    <style:style style:name="P69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70_1" style:family="text"/>
    <style:style style:name="P7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7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7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>
      <style:text-properties fo:font-style="italic" style:font-style-asian="italic" style:font-style-complex="italic"/>
    </style:style>
    <style:style style:name="T74_34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P7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7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7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P8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P8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2_1" style:family="text"/>
    <style:style style:name="P83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3_1" style:family="text"/>
    <style:style style:name="P84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P85" style:family="paragraph" style:parent-style-name="Standard">
      <style:paragraph-properties fo:text-align="justify" fo:break-before="auto" fo:text-indent="0cm" fo:line-height="115%" fo:margin-left="0cm" style:writing-mode="lr-tb"/>
    </style:style>
  </office:automatic-styles>
  <office:body>
    <office:text>
      <text:p text:style-name="P1"/>
      <text:p text:style-name="P2"><text:span text:style-name="T2_1">Ferramenta</text:span><text:span text:style-name="T2_2"><text:s/></text:span><text:span text:style-name="T2_3">de</text:span><text:span text:style-name="T2_4"><text:s/></text:span><text:span text:style-name="T2_5">desenvolvimento</text:span><text:span text:style-name="T2_6">:<text:s/></text:span><text:span text:style-name="T2_7">IDE</text:span><text:span text:style-name="T2_8"><text:s/></text:span><text:span text:style-name="T2_9">Eclipse</text:span><text:span text:style-name="T2_10">.</text:span></text:p>
      <text:p text:style-name="P3"/>
      <text:p text:style-name="P4"><text:span text:style-name="T4_1">Idioma</text:span><text:span text:style-name="T4_2"><text:s/></text:span><text:span text:style-name="T4_3">padrão</text:span><text:span text:style-name="T4_4"><text:s/></text:span><text:span text:style-name="T4_5">do</text:span><text:span text:style-name="T4_6"><text:s/></text:span><text:span text:style-name="T4_7">arquivo</text:span><text:span text:style-name="T4_8"><text:s/>:<text:s/></text:span><text:span text:style-name="T4_9">Inglês</text:span><text:span text:style-name="T4_10">.</text:span></text:p>
      <text:p text:style-name="P5"/>
      <text:p text:style-name="P6"><text:span text:style-name="T6_1">Nomes</text:span><text:span text:style-name="T6_2"><text:s/></text:span><text:span text:style-name="T6_3">dos</text:span><text:span text:style-name="T6_4"><text:s/></text:span><text:span text:style-name="T6_5">arquivos</text:span><text:span text:style-name="T6_6"><text:s/></text:span></text:p>
      <text:p text:style-name="P7"><text:span text:style-name="T7_1">Nome</text:span><text:span text:style-name="T7_2"><text:s/></text:span><text:span text:style-name="T7_3">da</text:span><text:span text:style-name="T7_4"><text:s/></text:span><text:span text:style-name="T7_5">classe</text:span><text:span text:style-name="T7_6"><text:s/></text:span><text:span text:style-name="T7_7">com</text:span><text:span text:style-name="T7_8"><text:s/></text:span><text:span text:style-name="T7_9">inicial</text:span><text:span text:style-name="T7_10"><text:s/></text:span><text:span text:style-name="T7_11">maiúscula</text:span><text:span text:style-name="T7_12"><text:s/></text:span><text:span text:style-name="T7_13">respeitando</text:span><text:span text:style-name="T7_14"><text:s/></text:span><text:span text:style-name="T7_15">a</text:span><text:span text:style-name="T7_16"><text:s/></text:span><text:span text:style-name="T7_17">regra</text:span><text:span text:style-name="T7_18"><text:s/></text:span><text:span text:style-name="T7_19">CamelCase</text:span><text:span text:style-name="T7_20">.<text:s/></text:span></text:p>
      <text:p text:style-name="P8"><text:span text:style-name="T8_1">Ex</text:span><text:span text:style-name="T8_2">:<text:s/></text:span><text:span text:style-name="T8_3">NomeDaClasse</text:span><text:span text:style-name="T8_4">.</text:span><text:span text:style-name="T8_5">java</text:span><text:span text:style-name="T8_6"><text:s/></text:span></text:p>
      <text:p text:style-name="P9"/>
      <text:p text:style-name="P10"><text:span text:style-name="T10_1">Cabeçalho</text:span><text:span text:style-name="T10_2"><text:s/></text:span><text:span text:style-name="T10_3">da</text:span><text:span text:style-name="T10_4"><text:s/></text:span><text:span text:style-name="T10_5">classe</text:span></text:p>
      <text:p text:style-name="P11"><text:span text:style-name="T11_1">Será</text:span><text:span text:style-name="T11_2"><text:s/></text:span><text:span text:style-name="T11_3">composto</text:span><text:span text:style-name="T11_4"><text:s/></text:span><text:span text:style-name="T11_5">de</text:span><text:span text:style-name="T11_6"><text:s/></text:span><text:span text:style-name="T11_7">comentário</text:span><text:span text:style-name="T11_8"><text:s/></text:span><text:span text:style-name="T11_9">no</text:span><text:span text:style-name="T11_10"><text:s/></text:span><text:span text:style-name="T11_11">seguinte</text:span><text:span text:style-name="T11_12"><text:s/></text:span><text:span text:style-name="T11_13">modelo</text:span><text:span text:style-name="T11_14">.<text:s/></text:span><text:span text:style-name="T11_15">Cada</text:span><text:span text:style-name="T11_16"><text:s/></text:span><text:span text:style-name="T11_17">linha</text:span><text:span text:style-name="T11_18"><text:s/></text:span><text:span text:style-name="T11_19">deve</text:span><text:span text:style-name="T11_20"><text:s/></text:span><text:span text:style-name="T11_21">começar</text:span><text:span text:style-name="T11_22"><text:s/></text:span><text:span text:style-name="T11_23">com</text:span><text:span text:style-name="T11_24"><text:s/></text:span><text:span text:style-name="T11_25">palavras</text:span><text:span text:style-name="T11_26"><text:s/></text:span><text:span text:style-name="T11_27">escritas</text:span><text:span text:style-name="T11_28"><text:s/></text:span><text:span text:style-name="T11_29">com</text:span><text:span text:style-name="T11_30"><text:s/></text:span><text:span text:style-name="T11_31">inicial</text:span><text:span text:style-name="T11_32"><text:s/></text:span><text:span text:style-name="T11_33">maiúscula</text:span><text:span text:style-name="T11_34">:</text:span></text:p>
      <text:p text:style-name="P12"><text:span text:style-name="T12_1">/**</text:span></text:p>
      <text:p text:style-name="P13"><text:span text:style-name="T13_1">Nome</text:span><text:span text:style-name="T13_2"><text:s/></text:span><text:span text:style-name="T13_3">da</text:span><text:span text:style-name="T13_4"><text:s/></text:span><text:span text:style-name="T13_5">classe</text:span></text:p>
      <text:p text:style-name="P14"><text:span text:style-name="T14_1">Breve</text:span><text:span text:style-name="T14_2"><text:s/></text:span><text:span text:style-name="T14_3">descrição</text:span><text:span text:style-name="T14_4"><text:s/></text:span><text:span text:style-name="T14_5">de</text:span><text:span text:style-name="T14_6"><text:s/></text:span><text:span text:style-name="T14_7">sua</text:span><text:span text:style-name="T14_8"><text:s/></text:span><text:span text:style-name="T14_9">função</text:span></text:p>
      <text:p text:style-name="P15"><text:span text:style-name="T15_1">Endereço</text:span><text:span text:style-name="T15_2"><text:s/></text:span><text:span text:style-name="T15_3">da</text:span><text:span text:style-name="T15_4"><text:s/></text:span><text:span text:style-name="T15_5">classe</text:span><text:span text:style-name="T15_6"><text:s/></text:span><text:span text:style-name="T15_7">no</text:span><text:span text:style-name="T15_8"><text:s/></text:span><text:span text:style-name="T15_9">GitHub</text:span></text:p>
      <text:p text:style-name="P16"><text:span text:style-name="T16_1">*/</text:span></text:p>
      <text:p text:style-name="P17"/>
      <text:p text:style-name="P18"><text:span text:style-name="T18_1">Todo</text:span><text:span text:style-name="T18_2"><text:s/></text:span><text:span text:style-name="T18_3">arquivo</text:span><text:span text:style-name="T18_4"><text:s/></text:span><text:span text:style-name="T18_5">deve</text:span><text:span text:style-name="T18_6"><text:s/></text:span><text:span text:style-name="T18_7">ter</text:span><text:span text:style-name="T18_8"><text:s/></text:span><text:span text:style-name="T18_9">uma</text:span><text:span text:style-name="T18_10"><text:s/></text:span><text:span text:style-name="T18_11">linha</text:span><text:span text:style-name="T18_12"><text:s/></text:span><text:span text:style-name="T18_13">entre</text:span><text:span text:style-name="T18_14"><text:s/></text:span><text:span text:style-name="T18_15">os</text:span><text:span text:style-name="T18_16"><text:s/></text:span><text:span text:style-name="T18_17">packages</text:span><text:span text:style-name="T18_18"><text:s/></text:span><text:span text:style-name="T18_19">e</text:span><text:span text:style-name="T18_20"><text:s/></text:span><text:span text:style-name="T18_21">imports</text:span><text:span text:style-name="T18_22">.</text:span></text:p>
      <text:p text:style-name="P19"><text:span text:style-name="T19_1"><text:tab/></text:span><text:span text:style-name="T19_2">package</text:span><text:span text:style-name="T19_3"><text:s/></text:span><text:span text:style-name="T19_4">example</text:span><text:span text:style-name="T19_5">;</text:span></text:p>
      <text:p text:style-name="P20"/>
      <text:p text:style-name="P21"><text:span text:style-name="T21_1"><text:tab/></text:span><text:span text:style-name="T21_2">import</text:span><text:span text:style-name="T21_3"><text:s/></text:span><text:span text:style-name="T21_4">java</text:span><text:span text:style-name="T21_5">.</text:span><text:span text:style-name="T21_6">util</text:span><text:span text:style-name="T21_7">.*;</text:span></text:p>
      <text:p text:style-name="P22"><text:span text:style-name="T22_1"><text:tab/></text:span><text:span text:style-name="T22_2">import</text:span><text:span text:style-name="T22_3"><text:s/></text:span><text:span text:style-name="T22_4">java</text:span><text:span text:style-name="T22_5">.</text:span><text:span text:style-name="T22_6">another</text:span><text:span text:style-name="T22_7">.</text:span><text:span text:style-name="T22_8">import</text:span><text:span text:style-name="T22_9">;</text:span></text:p>
      <text:p text:style-name="P23"/>
      <text:p text:style-name="P24"><text:span text:style-name="T24_1">Estrutura</text:span><text:span text:style-name="T24_2"><text:s/></text:span><text:span text:style-name="T24_3">do</text:span><text:span text:style-name="T24_4"><text:s/></text:span><text:span text:style-name="T24_5">arquivo</text:span></text:p>
      <text:p text:style-name="P25"><text:span text:style-name="T25_1">Toda</text:span><text:span text:style-name="T25_2"><text:s/></text:span><text:span text:style-name="T25_3">classe</text:span><text:span text:style-name="T25_4"><text:s/></text:span><text:span text:style-name="T25_5">deve</text:span><text:span text:style-name="T25_6"><text:s/></text:span><text:span text:style-name="T25_7">seguir</text:span><text:span text:style-name="T25_8"><text:s/></text:span><text:span text:style-name="T25_9">a</text:span><text:span text:style-name="T25_10"><text:s/></text:span><text:span text:style-name="T25_11">seguinte</text:span><text:span text:style-name="T25_12"><text:s/></text:span><text:span text:style-name="T25_13">ordem</text:span><text:span text:style-name="T25_14"><text:s/></text:span><text:span text:style-name="T25_15">de</text:span><text:span text:style-name="T25_16"><text:s/></text:span><text:span text:style-name="T25_17">estrutura</text:span><text:span text:style-name="T25_18">:</text:span></text:p>
      <text:list text:style-name="LS1" xml:id="list0">
        <text:list-item>
          <text:p text:style-name="P26"><text:span text:style-name="T26_1">Cabeçalho</text:span></text:p>
        </text:list-item>
        <text:list-item>
          <text:p text:style-name="P27"><text:span text:style-name="T27_1">Declaração</text:span><text:span text:style-name="T27_2"><text:s/></text:span><text:span text:style-name="T27_3">da</text:span><text:span text:style-name="T27_4"><text:s/></text:span><text:span text:style-name="T27_5">classe</text:span><text:span text:style-name="T27_6"><text:s/>(</text:span><text:span text:style-name="T27_7">ou</text:span><text:span text:style-name="T27_8"><text:s/></text:span><text:span text:style-name="T27_9">interface</text:span><text:span text:style-name="T27_10">)</text:span></text:p>
        </text:list-item>
        <text:list-item>
          <text:p text:style-name="P28"><text:span text:style-name="T28_1">Variáveis</text:span><text:span text:style-name="T28_2"><text:s/></text:span><text:span text:style-name="T28_3">estáticas</text:span><text:span text:style-name="T28_4">,<text:s/></text:span><text:span text:style-name="T28_5">públicas</text:span><text:span text:style-name="T28_6">,<text:s/></text:span><text:span text:style-name="T28_7">protegidas</text:span><text:span text:style-name="T28_8"><text:s/></text:span><text:span text:style-name="T28_9">e</text:span><text:span text:style-name="T28_10"><text:s/></text:span><text:span text:style-name="T28_11">privadas</text:span><text:span text:style-name="T28_12">,<text:s/></text:span><text:span text:style-name="T28_13">respectivamente</text:span></text:p>
        </text:list-item>
        <text:list-item>
          <text:p text:style-name="P29"><text:span text:style-name="T29_1">Variáveis</text:span><text:span text:style-name="T29_2"><text:s/></text:span><text:span text:style-name="T29_3">de</text:span><text:span text:style-name="T29_4"><text:s/></text:span><text:span text:style-name="T29_5">instâncias</text:span><text:span text:style-name="T29_6">,<text:s/></text:span><text:span text:style-name="T29_7">públicas</text:span><text:span text:style-name="T29_8">,<text:s/></text:span><text:span text:style-name="T29_9">protegidas</text:span><text:span text:style-name="T29_10"><text:s/></text:span><text:span text:style-name="T29_11">e</text:span><text:span text:style-name="T29_12"><text:s/></text:span><text:span text:style-name="T29_13">privadas</text:span><text:span text:style-name="T29_14">,<text:s/></text:span><text:span text:style-name="T29_15">respectivamente</text:span></text:p>
        </text:list-item>
        <text:list-item>
          <text:p text:style-name="P30"><text:span text:style-name="T30_1">Construtores</text:span></text:p>
        </text:list-item>
        <text:list-item>
          <text:p text:style-name="P31"><text:span text:style-name="T31_1">Métodos</text:span></text:p>
        </text:list-item>
      </text:list>
      <text:p text:style-name="P32"/>
      <text:p text:style-name="P33"><text:span text:style-name="T33_1">Identação</text:span></text:p>
      <text:p text:style-name="P34"><text:span text:style-name="T34_1">Deve</text:span><text:span text:style-name="T34_2"><text:s/></text:span><text:span text:style-name="T34_3">ser</text:span><text:span text:style-name="T34_4"><text:s/></text:span><text:span text:style-name="T34_5">usado</text:span><text:span text:style-name="T34_6"><text:s/></text:span><text:span text:style-name="T34_7">o</text:span><text:span text:style-name="T34_8"><text:s/></text:span><text:span text:style-name="T34_9">Tab</text:span><text:span text:style-name="T34_10">,<text:s/></text:span><text:span text:style-name="T34_11">sempre</text:span><text:span text:style-name="T34_12"><text:s/></text:span><text:span text:style-name="T34_13">com</text:span><text:span text:style-name="T34_14"><text:s/></text:span><text:span text:style-name="T34_15">largura</text:span><text:span text:style-name="T34_16"><text:s/></text:span><text:span text:style-name="T34_17">de</text:span><text:span text:style-name="T34_18"><text:s/></text:span><text:span text:style-name="T34_19">quatro</text:span><text:span text:style-name="T34_20"><text:s/></text:span><text:span text:style-name="T34_21">espaços</text:span><text:span text:style-name="T34_22">.<text:s/></text:span></text:p>
      <text:p text:style-name="P35"><text:span text:style-name="T35_1">A</text:span><text:span text:style-name="T35_2"><text:s/></text:span><text:span text:style-name="T35_3">quantidade</text:span><text:span text:style-name="T35_4"><text:s/></text:span><text:span text:style-name="T35_5">de</text:span><text:span text:style-name="T35_6"><text:s/></text:span><text:span text:style-name="T35_7">caracteres</text:span><text:span text:style-name="T35_8"><text:s/></text:span><text:span text:style-name="T35_9">por</text:span><text:span text:style-name="T35_10"><text:s/></text:span><text:span text:style-name="T35_11">linha</text:span><text:span text:style-name="T35_12"><text:s/></text:span><text:span text:style-name="T35_13">deve</text:span><text:span text:style-name="T35_14"><text:s/></text:span><text:span text:style-name="T35_15">ser</text:span><text:span text:style-name="T35_16"><text:s/></text:span><text:span text:style-name="T35_17">menor</text:span><text:span text:style-name="T35_18"><text:s/></text:span><text:span text:style-name="T35_19">ou</text:span><text:span text:style-name="T35_20"><text:s/></text:span><text:span text:style-name="T35_21">igual</text:span><text:span text:style-name="T35_22"><text:s/></text:span><text:span text:style-name="T35_23">a</text:span><text:span text:style-name="T35_24"><text:s/>80.<text:s/></text:span><text:span text:style-name="T35_25">A</text:span><text:span text:style-name="T35_26"><text:s/></text:span><text:span text:style-name="T35_27">quebra</text:span><text:span text:style-name="T35_28"><text:s/></text:span><text:span text:style-name="T35_29">de</text:span><text:span text:style-name="T35_30"><text:s/></text:span><text:span text:style-name="T35_31">linha</text:span><text:span text:style-name="T35_32"><text:s/></text:span><text:span text:style-name="T35_33">de</text:span><text:span text:style-name="T35_34"><text:s/></text:span><text:span text:style-name="T35_35">linha</text:span><text:span text:style-name="T35_36"><text:s/></text:span><text:span text:style-name="T35_37">deve</text:span><text:span text:style-name="T35_38"><text:s/></text:span><text:span text:style-name="T35_39">ser</text:span><text:span text:style-name="T35_40"><text:s/></text:span><text:span text:style-name="T35_41">feita</text:span><text:span text:style-name="T35_42"><text:s/></text:span><text:span text:style-name="T35_43">sempre</text:span><text:span text:style-name="T35_44"><text:s/></text:span><text:span text:style-name="T35_45">após</text:span><text:span text:style-name="T35_46"><text:s/></text:span><text:span text:style-name="T35_47">a</text:span><text:span text:style-name="T35_48"><text:s/></text:span><text:span text:style-name="T35_49">vírgula</text:span><text:span text:style-name="T35_50"><text:s/></text:span><text:span text:style-name="T35_51">e</text:span><text:span text:style-name="T35_52"><text:s/></text:span><text:span text:style-name="T35_53">antes</text:span><text:span text:style-name="T35_54"><text:s/></text:span><text:span text:style-name="T35_55">do</text:span><text:span text:style-name="T35_56"><text:s/></text:span><text:span text:style-name="T35_57">operador</text:span><text:span text:style-name="T35_58">.<text:s/></text:span><text:span text:style-name="T35_59">Caso</text:span><text:span text:style-name="T35_60"><text:s/></text:span><text:span text:style-name="T35_61">existam</text:span><text:span text:style-name="T35_62"><text:s/></text:span><text:span text:style-name="T35_63">parênteses</text:span><text:span text:style-name="T35_64">,<text:s/></text:span><text:span text:style-name="T35_65">deve</text:span><text:span text:style-name="T35_66">-</text:span><text:span text:style-name="T35_67">se</text:span><text:span text:style-name="T35_68"><text:s/></text:span><text:span text:style-name="T35_69">evitar</text:span><text:span text:style-name="T35_70"><text:s/></text:span><text:span text:style-name="T35_71">quebrar</text:span><text:span text:style-name="T35_72"><text:s/></text:span><text:span text:style-name="T35_73">a</text:span><text:span text:style-name="T35_74"><text:s/></text:span><text:span text:style-name="T35_75">expressão</text:span><text:span text:style-name="T35_76"><text:s/></text:span><text:span text:style-name="T35_77">entre</text:span><text:span text:style-name="T35_78"><text:s/></text:span><text:span text:style-name="T35_79">eles</text:span><text:span text:style-name="T35_80">.<text:s/></text:span><text:span text:style-name="T35_81">A</text:span><text:span text:style-name="T35_82"><text:s/></text:span><text:span text:style-name="T35_83">linha</text:span><text:span text:style-name="T35_84"><text:s/></text:span><text:span text:style-name="T35_85">de</text:span><text:span text:style-name="T35_86"><text:s/></text:span><text:span text:style-name="T35_87">continuação</text:span><text:span text:style-name="T35_88"><text:s/></text:span><text:span text:style-name="T35_89">deve</text:span><text:span text:style-name="T35_90"><text:s/></text:span><text:span text:style-name="T35_91">ter</text:span><text:span text:style-name="T35_92"><text:s/></text:span><text:span text:style-name="T35_93">uma</text:span><text:span text:style-name="T35_94"><text:s/></text:span><text:span text:style-name="T35_95">identação</text:span><text:span text:style-name="T35_96"><text:s/></text:span><text:span text:style-name="T35_97">de</text:span><text:span text:style-name="T35_98"><text:s/>2<text:s/></text:span><text:span text:style-name="T35_99">tabs</text:span><text:span text:style-name="T35_100"><text:s/>(8<text:s/></text:span><text:span text:style-name="T35_101">espaços</text:span><text:span text:style-name="T35_102">).</text:span></text:p>
      <text:p text:style-name="P36"/>
      <text:p text:style-name="P37"><text:span text:style-name="T37_1">Comentários</text:span></text:p>
      <text:p text:style-name="P38"><text:span text:style-name="T38_1">Comentários</text:span><text:span text:style-name="T38_2"><text:s/></text:span><text:span text:style-name="T38_3">de</text:span><text:span text:style-name="T38_4"><text:s/></text:span><text:span text:style-name="T38_5">bloco</text:span><text:span text:style-name="T38_6">,<text:s/></text:span><text:span text:style-name="T38_7">quando</text:span><text:span text:style-name="T38_8"><text:s/></text:span><text:span text:style-name="T38_9">necessários</text:span><text:span text:style-name="T38_10">,<text:s/></text:span><text:span text:style-name="T38_11">devem</text:span><text:span text:style-name="T38_12"><text:s/></text:span><text:span text:style-name="T38_13">seguir</text:span><text:span text:style-name="T38_14"><text:s/></text:span><text:span text:style-name="T38_15">o</text:span><text:span text:style-name="T38_16"><text:s/></text:span><text:span text:style-name="T38_17">modelo</text:span><text:span text:style-name="T38_18"><text:s/></text:span><text:span text:style-name="T38_19">proposto</text:span><text:span text:style-name="T38_20"><text:s/></text:span><text:span text:style-name="T38_21">na</text:span><text:span text:style-name="T38_22"><text:s/></text:span><text:span text:style-name="T38_23">seção</text:span><text:span text:style-name="T38_24"><text:s/></text:span><text:span text:style-name="T38_25">cabeçalho</text:span><text:span text:style-name="T38_26">.</text:span></text:p>
      <text:p text:style-name="P39"><text:span text:style-name="T39_1">Comentários</text:span><text:span text:style-name="T39_2"><text:s/></text:span><text:span text:style-name="T39_3">de</text:span><text:span text:style-name="T39_4"><text:s/></text:span><text:span text:style-name="T39_5">uma</text:span><text:span text:style-name="T39_6"><text:s/></text:span><text:span text:style-name="T39_7">linha</text:span><text:span text:style-name="T39_8"><text:s/></text:span><text:span text:style-name="T39_9">devem</text:span><text:span text:style-name="T39_10"><text:s/></text:span><text:span text:style-name="T39_11">ser</text:span><text:span text:style-name="T39_12"><text:s/></text:span><text:span text:style-name="T39_13">feitos</text:span><text:span text:style-name="T39_14"><text:s/></text:span><text:span text:style-name="T39_15">no</text:span><text:span text:style-name="T39_16"><text:s/></text:span><text:span text:style-name="T39_17">seguinte</text:span><text:span text:style-name="T39_18"><text:s/></text:span><text:span text:style-name="T39_19">modelo</text:span><text:span text:style-name="T39_20">,<text:s/></text:span><text:span text:style-name="T39_21">espaço</text:span><text:span text:style-name="T39_22"><text:s/></text:span><text:span text:style-name="T39_23">entre</text:span><text:span text:style-name="T39_24"><text:s/></text:span><text:span text:style-name="T39_25">a</text:span><text:span text:style-name="T39_26"><text:s/></text:span><text:span text:style-name="T39_27">segunda</text:span><text:span text:style-name="T39_28"><text:s/></text:span><text:span text:style-name="T39_29">barra</text:span><text:span text:style-name="T39_30"><text:s/></text:span><text:span text:style-name="T39_31">e</text:span><text:span text:style-name="T39_32"><text:s/></text:span><text:span text:style-name="T39_33">a</text:span><text:span text:style-name="T39_34"><text:s/></text:span><text:span text:style-name="T39_35">letra</text:span><text:span text:style-name="T39_36"><text:s/></text:span><text:span text:style-name="T39_37">inicial</text:span><text:span text:style-name="T39_38"><text:s/></text:span><text:span text:style-name="T39_39">maiúscula</text:span><text:span text:style-name="T39_40"><text:s/></text:span><text:span text:style-name="T39_41">e</text:span><text:span text:style-name="T39_42"><text:s/></text:span><text:span text:style-name="T39_43">ponto</text:span><text:span text:style-name="T39_44"><text:s/></text:span><text:span text:style-name="T39_45">final</text:span><text:span text:style-name="T39_46">.:</text:span></text:p>
      <text:p text:style-name="P40"><text:span text:style-name="T40_1"><text:tab/>//<text:s/></text:span><text:span text:style-name="T40_2">Comentário</text:span><text:span text:style-name="T40_3"><text:s/></text:span><text:span text:style-name="T40_4">de</text:span><text:span text:style-name="T40_5"><text:s/></text:span><text:span text:style-name="T40_6">uma</text:span><text:span text:style-name="T40_7"><text:s/></text:span><text:span text:style-name="T40_8">linha</text:span><text:span text:style-name="T40_9">.</text:span></text:p>
      <text:p text:style-name="P41"/>
      <text:p text:style-name="P42"><text:span text:style-name="T42_1">Declarações</text:span></text:p>
      <text:p text:style-name="P43"><text:span text:style-name="T43_1">Declarações</text:span><text:span text:style-name="T43_2"><text:s/></text:span><text:span text:style-name="T43_3">de</text:span><text:span text:style-name="T43_4"><text:s/></text:span><text:span text:style-name="T43_5">variáveis</text:span><text:span text:style-name="T43_6"><text:s/></text:span><text:span text:style-name="T43_7">devem</text:span><text:span text:style-name="T43_8"><text:s/></text:span><text:span text:style-name="T43_9">ser</text:span><text:span text:style-name="T43_10"><text:s/></text:span><text:span text:style-name="T43_11">feitas</text:span><text:span text:style-name="T43_12"><text:s/></text:span><text:span text:style-name="T43_13">em</text:span><text:span text:style-name="T43_14"><text:s/></text:span><text:span text:style-name="T43_15">linhas</text:span><text:span text:style-name="T43_16"><text:s/></text:span><text:span text:style-name="T43_17">separadas</text:span><text:span text:style-name="T43_18">,<text:s/></text:span><text:span text:style-name="T43_19">ou</text:span><text:span text:style-name="T43_20"><text:s/></text:span><text:span text:style-name="T43_21">seja</text:span><text:span text:style-name="T43_22">,<text:s/></text:span><text:span text:style-name="T43_23">cada</text:span><text:span text:style-name="T43_24"><text:s/></text:span><text:span text:style-name="T43_25">variável</text:span><text:span text:style-name="T43_26"><text:s/></text:span><text:span text:style-name="T43_27">numa</text:span><text:span text:style-name="T43_28"><text:s/></text:span><text:span text:style-name="T43_29">linha</text:span><text:span text:style-name="T43_30">.</text:span></text:p>
      <text:p text:style-name="P44"><text:span text:style-name="T44_1">Declarações</text:span><text:span text:style-name="T44_2"><text:s/></text:span><text:span text:style-name="T44_3">de</text:span><text:span text:style-name="T44_4"><text:s/></text:span><text:span text:style-name="T44_5">funções</text:span><text:span text:style-name="T44_6">,<text:s/></text:span><text:span text:style-name="T44_7">classes</text:span><text:span text:style-name="T44_8"><text:s/></text:span><text:span text:style-name="T44_9">ou</text:span><text:span text:style-name="T44_10"><text:s/></text:span><text:span text:style-name="T44_11">interfaces</text:span><text:span text:style-name="T44_12"><text:s/></text:span><text:span text:style-name="T44_13">devem</text:span><text:span text:style-name="T44_14"><text:s/></text:span><text:span text:style-name="T44_15">ser</text:span><text:span text:style-name="T44_16"><text:s/></text:span><text:span text:style-name="T44_17">feitas</text:span><text:span text:style-name="T44_18"><text:s/></text:span><text:span text:style-name="T44_19">com</text:span><text:span text:style-name="T44_20"><text:s/></text:span><text:span text:style-name="T44_21">o</text:span><text:span text:style-name="T44_22"><text:s/></text:span><text:span text:style-name="T44_23">parentese</text:span><text:span text:style-name="T44_24"><text:s/></text:span><text:span text:style-name="T44_25">junto</text:span><text:span text:style-name="T44_26"><text:s/></text:span><text:span text:style-name="T44_27">da</text:span><text:span text:style-name="T44_28"><text:s/></text:span><text:span text:style-name="T44_29">última</text:span><text:span text:style-name="T44_30"><text:s/></text:span><text:span text:style-name="T44_31">letra</text:span><text:span text:style-name="T44_32"><text:s/></text:span><text:span text:style-name="T44_33">do</text:span><text:span text:style-name="T44_34"><text:s/></text:span><text:span text:style-name="T44_35">nome</text:span><text:span text:style-name="T44_36"><text:s/>(</text:span><text:span text:style-name="T44_37">da</text:span><text:span text:style-name="T44_38"><text:s/></text:span><text:span text:style-name="T44_39">função</text:span><text:span text:style-name="T44_40"><text:s/></text:span><text:span text:style-name="T44_41">ou</text:span><text:span text:style-name="T44_42"><text:s/></text:span><text:span text:style-name="T44_43">classe</text:span><text:span text:style-name="T44_44">),<text:s/></text:span><text:span text:style-name="T44_45">sem</text:span><text:span text:style-name="T44_46"><text:s/></text:span><text:span text:style-name="T44_47">espaço</text:span><text:span text:style-name="T44_48"><text:s/></text:span><text:span text:style-name="T44_49">entre</text:span><text:span text:style-name="T44_50"><text:s/></text:span><text:span text:style-name="T44_51">a</text:span><text:span text:style-name="T44_52"><text:s/></text:span><text:span text:style-name="T44_53">próxima</text:span><text:span text:style-name="T44_54"><text:s/></text:span><text:span text:style-name="T44_55">letra</text:span><text:span text:style-name="T44_56">.<text:s/></text:span><text:span text:style-name="T44_57">Log</text:span><text:span text:style-name="T44_58"><text:s/></text:span><text:span text:style-name="T44_59">em</text:span><text:span text:style-name="T44_60"><text:s/></text:span><text:span text:style-name="T44_61">seguida</text:span><text:span text:style-name="T44_62"><text:s/></text:span><text:span text:style-name="T44_63">vem</text:span><text:span text:style-name="T44_64"><text:s/></text:span><text:span text:style-name="T44_65">tipo</text:span><text:span text:style-name="T44_66"><text:s/></text:span><text:span text:style-name="T44_67">da</text:span><text:span text:style-name="T44_68"><text:s/></text:span><text:span text:style-name="T44_69">variável</text:span><text:span text:style-name="T44_70">,<text:s/></text:span><text:span text:style-name="T44_71">espaço</text:span><text:span text:style-name="T44_72">,<text:s/></text:span><text:span text:style-name="T44_73">nome</text:span><text:span text:style-name="T44_74"><text:s/></text:span><text:span text:style-name="T44_75">da</text:span><text:span text:style-name="T44_76"><text:s/></text:span><text:span text:style-name="T44_77">variável</text:span><text:span text:style-name="T44_78">,<text:s/></text:span><text:span text:style-name="T44_79">vírgula</text:span><text:span text:style-name="T44_80">,<text:s/></text:span><text:span text:style-name="T44_81">espaço</text:span><text:span text:style-name="T44_82"><text:s/></text:span><text:span text:style-name="T44_83">e</text:span><text:span text:style-name="T44_84"><text:s/></text:span><text:span text:style-name="T44_85">assim</text:span><text:span text:style-name="T44_86"><text:s/></text:span><text:span text:style-name="T44_87">sucessivamente</text:span><text:span text:style-name="T44_88">.<text:s/></text:span><text:span text:style-name="T44_89">Chaves</text:span><text:span text:style-name="T44_90"><text:s/></text:span><text:span text:style-name="T44_91">devem</text:span><text:span text:style-name="T44_92"><text:s/></text:span><text:span text:style-name="T44_93">ser</text:span><text:span text:style-name="T44_94"><text:s/></text:span><text:span text:style-name="T44_95">abertas</text:span><text:span text:style-name="T44_96"><text:s/></text:span><text:span text:style-name="T44_97">na</text:span><text:span text:style-name="T44_98"><text:s/></text:span><text:span text:style-name="T44_99">mesma</text:span><text:span text:style-name="T44_100"><text:s/></text:span><text:span text:style-name="T44_101">linha</text:span><text:span text:style-name="T44_102"><text:s/></text:span><text:span text:style-name="T44_103">e</text:span><text:span text:style-name="T44_104"><text:s/></text:span><text:span text:style-name="T44_105">fechadas</text:span><text:span text:style-name="T44_106"><text:s/></text:span><text:span text:style-name="T44_107">na</text:span><text:span text:style-name="T44_108"><text:s/></text:span><text:span text:style-name="T44_109">mesma</text:span><text:span text:style-name="T44_110"><text:s/></text:span><text:span text:style-name="T44_111">identação</text:span><text:span text:style-name="T44_112"><text:s/></text:span><text:span text:style-name="T44_113">da</text:span><text:span text:style-name="T44_114"><text:s/></text:span><text:span text:style-name="T44_115">função</text:span><text:span text:style-name="T44_116">.</text:span></text:p>
      <text:p text:style-name="P45"><text:span text:style-name="T45_1">Ex</text:span><text:span text:style-name="T45_2">:<text:s/></text:span><text:span text:style-name="T45_3">class</text:span><text:span text:style-name="T45_4"><text:s/></text:span><text:span text:style-name="T45_5">Exemplo</text:span><text:span text:style-name="T45_6"><text:s/></text:span><text:span text:style-name="T45_7">extends</text:span><text:span text:style-name="T45_8"><text:s/></text:span><text:span text:style-name="T45_9">Object</text:span><text:span text:style-name="T45_10"><text:s/>{</text:span></text:p>
      <text:p text:style-name="P46"><text:span text:style-name="T46_1"><text:s text:c="7"/><text:tab/></text:span><text:span text:style-name="T46_2">public</text:span><text:span text:style-name="T46_3"><text:s/></text:span><text:span text:style-name="T46_4">Exemplo</text:span><text:span text:style-name="T46_5">(</text:span><text:span text:style-name="T46_6">int</text:span><text:span text:style-name="T46_7"><text:s/></text:span><text:span text:style-name="T46_8">argumento</text:span><text:span text:style-name="T46_9">1,<text:s/></text:span><text:span text:style-name="T46_10">int</text:span><text:span text:style-name="T46_11"><text:s/></text:span><text:span text:style-name="T46_12">argumento</text:span><text:span text:style-name="T46_13">2)<text:s/>{</text:span></text:p>
      <text:p text:style-name="P47"><text:span text:style-name="T47_1">}<text:tab/></text:span></text:p>
      <text:p text:style-name="P48"><text:span text:style-name="T48_1"><text:s text:c="7"/>}</text:span></text:p>
      <text:p text:style-name="P49"/>
      <text:p text:style-name="P50"><text:span text:style-name="T50_1">Estruturas</text:span><text:span text:style-name="T50_2"><text:s/></text:span><text:span text:style-name="T50_3">de</text:span><text:span text:style-name="T50_4"><text:s/></text:span><text:span text:style-name="T50_5">controle</text:span><text:span text:style-name="T50_6"><text:s/></text:span><text:span text:style-name="T50_7">e</text:span><text:span text:style-name="T50_8">/</text:span><text:span text:style-name="T50_9">ou</text:span><text:span text:style-name="T50_10"><text:s/></text:span><text:span text:style-name="T50_11">repetição</text:span><text:span text:style-name="T50_12"><text:s/></text:span></text:p>
      <text:p text:style-name="P51"><text:span text:style-name="T51_1">Devem</text:span><text:span text:style-name="T51_2"><text:s/></text:span><text:span text:style-name="T51_3">ter</text:span><text:span text:style-name="T51_4"><text:s/></text:span><text:span text:style-name="T51_5">a</text:span><text:span text:style-name="T51_6"><text:s/></text:span><text:span text:style-name="T51_7">declaração</text:span><text:span text:style-name="T51_8"><text:s/></text:span><text:span text:style-name="T51_9">da</text:span><text:span text:style-name="T51_10"><text:s/></text:span><text:span text:style-name="T51_11">palavra</text:span><text:span text:style-name="T51_12"><text:s/></text:span><text:span text:style-name="T51_13">reservada</text:span><text:span text:style-name="T51_14">,<text:s/></text:span><text:span text:style-name="T51_15">um</text:span><text:span text:style-name="T51_16"><text:s/></text:span><text:span text:style-name="T51_17">espaço</text:span><text:span text:style-name="T51_18">,<text:s/></text:span><text:span text:style-name="T51_19">o</text:span><text:span text:style-name="T51_20"><text:s/></text:span><text:span text:style-name="T51_21">parentese</text:span><text:span text:style-name="T51_22">,<text:s/></text:span><text:span text:style-name="T51_23">nome</text:span><text:span text:style-name="T51_24"><text:s/></text:span><text:span text:style-name="T51_25">da</text:span><text:span text:style-name="T51_26"><text:s/></text:span><text:span text:style-name="T51_27">variável</text:span><text:span text:style-name="T51_28">,<text:s/></text:span><text:span text:style-name="T51_29">espaço</text:span><text:span text:style-name="T51_30">,<text:s/></text:span><text:span text:style-name="T51_31">operador</text:span><text:span text:style-name="T51_32">,<text:s/></text:span><text:span text:style-name="T51_33">espaço</text:span><text:span text:style-name="T51_34"><text:s/></text:span><text:span text:style-name="T51_35">e</text:span><text:span text:style-name="T51_36"><text:s/></text:span><text:span text:style-name="T51_37">assim</text:span><text:span text:style-name="T51_38"><text:s/></text:span><text:span text:style-name="T51_39">sucessivamente</text:span><text:span text:style-name="T51_40">,<text:s/></text:span><text:span text:style-name="T51_41">como</text:span><text:span text:style-name="T51_42"><text:s/></text:span><text:span text:style-name="T51_43">no</text:span><text:span text:style-name="T51_44"><text:s/></text:span><text:span text:style-name="T51_45">exemplo</text:span><text:span text:style-name="T51_46">.<text:s/></text:span><text:span text:style-name="T51_47">Quando</text:span><text:span text:style-name="T51_48"><text:s/></text:span><text:span text:style-name="T51_49">essas</text:span><text:span text:style-name="T51_50"><text:s/></text:span><text:span text:style-name="T51_51">estruturas</text:span><text:span text:style-name="T51_52"><text:s/></text:span><text:span text:style-name="T51_53">executarem</text:span><text:span text:style-name="T51_54"><text:s/></text:span><text:span text:style-name="T51_55">apenas</text:span><text:span text:style-name="T51_56"><text:s/></text:span><text:span text:style-name="T51_57">um</text:span><text:span text:style-name="T51_58"><text:s/></text:span><text:span text:style-name="T51_59">comando</text:span><text:span text:style-name="T51_60">,<text:s/></text:span><text:span text:style-name="T51_61">ou</text:span><text:span text:style-name="T51_62"><text:s/></text:span><text:span text:style-name="T51_63">nenhum</text:span><text:span text:style-name="T51_64">,<text:s/></text:span><text:span text:style-name="T51_65">deve</text:span><text:span text:style-name="T51_66"><text:s/></text:span><text:span text:style-name="T51_67">deixar</text:span><text:span text:style-name="T51_68"><text:s/></text:span><text:span text:style-name="T51_69">explícito</text:span><text:span text:style-name="T51_70"><text:s/></text:span><text:span text:style-name="T51_71">abrindo</text:span><text:span text:style-name="T51_72"><text:s/></text:span><text:span text:style-name="T51_73">as</text:span><text:span text:style-name="T51_74"><text:s/></text:span><text:span text:style-name="T51_75">chaves</text:span><text:span text:style-name="T51_76"><text:s/></text:span><text:span text:style-name="T51_77">e</text:span><text:span text:style-name="T51_78"><text:s/></text:span><text:span text:style-name="T51_79">deixando</text:span><text:span text:style-name="T51_80"><text:s/></text:span><text:span text:style-name="T51_81">o</text:span><text:span text:style-name="T51_82"><text:s/>‘</text:span><text:span text:style-name="T51_83">interior</text:span><text:span text:style-name="T51_84">’<text:s/></text:span><text:span text:style-name="T51_85">com</text:span><text:span text:style-name="T51_86"><text:s/></text:span><text:span text:style-name="T51_87">a</text:span><text:span text:style-name="T51_88"><text:s/></text:span><text:span text:style-name="T51_89">linha</text:span><text:span text:style-name="T51_90"><text:s/></text:span><text:span text:style-name="T51_91">de</text:span><text:span text:style-name="T51_92"><text:s/></text:span><text:span text:style-name="T51_93">código</text:span><text:span text:style-name="T51_94"><text:s/></text:span><text:span text:style-name="T51_95">específica</text:span><text:span text:style-name="T51_96"><text:s/></text:span><text:span text:style-name="T51_97">ou</text:span><text:span text:style-name="T51_98"><text:s/></text:span><text:span text:style-name="T51_99">comentário</text:span><text:span text:style-name="T51_100"><text:s/></text:span><text:span text:style-name="T51_101">de</text:span><text:span text:style-name="T51_102"><text:s/></text:span><text:span text:style-name="T51_103">uma</text:span><text:span text:style-name="T51_104"><text:s/></text:span><text:span text:style-name="T51_105">linha</text:span><text:span text:style-name="T51_106">:</text:span></text:p>
      <text:p text:style-name="P52"><text:span text:style-name="T52_1"><text:tab/></text:span><text:span text:style-name="T52_2">Ex</text:span><text:span text:style-name="T52_3">:<text:s/></text:span><text:span text:style-name="T52_4">for</text:span><text:span text:style-name="T52_5"><text:s/>(</text:span><text:span text:style-name="T52_6">int</text:span><text:span text:style-name="T52_7"><text:s/></text:span><text:span text:style-name="T52_8">i</text:span><text:span text:style-name="T52_9"><text:s/>=<text:s/>0;<text:s/></text:span><text:span text:style-name="T52_10">i</text:span><text:span text:style-name="T52_11"><text:s/>&lt;=<text:s/>10;<text:s/></text:span><text:span text:style-name="T52_12">i</text:span><text:span text:style-name="T52_13">++)<text:s/>{</text:span></text:p>
      <text:p text:style-name="P53"><text:span text:style-name="T53_1"><text:tab/><text:tab/>//<text:s/></text:span><text:span text:style-name="T53_2">Esse</text:span><text:span text:style-name="T53_3"><text:s/></text:span><text:span text:style-name="T53_4">for</text:span><text:span text:style-name="T53_5"><text:s/></text:span><text:span text:style-name="T53_6">não</text:span><text:span text:style-name="T53_7"><text:s/></text:span><text:span text:style-name="T53_8">executa</text:span><text:span text:style-name="T53_9"><text:s/></text:span><text:span text:style-name="T53_10">nada</text:span><text:span text:style-name="T53_11">.</text:span></text:p>
      <text:p text:style-name="P54"><text:span text:style-name="T54_1"><text:tab/><text:s text:c="6"/>}</text:span></text:p>
      <text:p text:style-name="P55"><text:span text:style-name="T55_1">Estrutura</text:span><text:span text:style-name="T55_2"><text:s/></text:span><text:span text:style-name="T55_3">de</text:span><text:span text:style-name="T55_4"><text:s/></text:span><text:span text:style-name="T55_5">controle</text:span><text:span text:style-name="T55_6"><text:s/></text:span><text:span text:style-name="T55_7">if</text:span><text:span text:style-name="T55_8">,<text:s/></text:span><text:span text:style-name="T55_9">quando</text:span><text:span text:style-name="T55_10"><text:s/></text:span><text:span text:style-name="T55_11">for</text:span><text:span text:style-name="T55_12"><text:s/></text:span><text:span text:style-name="T55_13">composta</text:span><text:span text:style-name="T55_14"><text:s/></text:span><text:span text:style-name="T55_15">de</text:span><text:span text:style-name="T55_16"><text:s/></text:span><text:span text:style-name="T55_17">ter</text:span><text:span text:style-name="T55_18"><text:s/></text:span><text:span text:style-name="T55_19">o</text:span><text:span text:style-name="T55_20"><text:s/></text:span><text:span text:style-name="T55_21">próximo</text:span><text:span text:style-name="T55_22"><text:s/></text:span><text:span text:style-name="T55_23">if</text:span><text:span text:style-name="T55_24"><text:s/></text:span><text:span text:style-name="T55_25">dentro</text:span><text:span text:style-name="T55_26"><text:s/></text:span><text:span text:style-name="T55_27">do</text:span><text:span text:style-name="T55_28"><text:s/></text:span><text:span text:style-name="T55_29">else</text:span><text:span text:style-name="T55_30"><text:s/></text:span><text:span text:style-name="T55_31">correspondente</text:span><text:span text:style-name="T55_32">,<text:s/></text:span><text:span text:style-name="T55_33">como</text:span><text:span text:style-name="T55_34"><text:s/></text:span><text:span text:style-name="T55_35">no</text:span><text:span text:style-name="T55_36"><text:s/></text:span><text:span text:style-name="T55_37">exemplo</text:span><text:span text:style-name="T55_38">:</text:span></text:p>
      <text:p text:style-name="P56"><text:span text:style-name="T56_1"><text:tab/></text:span><text:span text:style-name="T56_2">Ex</text:span><text:span text:style-name="T56_3">:<text:s/></text:span><text:span text:style-name="T56_4">if</text:span><text:span text:style-name="T56_5"><text:s/>(<text:s/></text:span><text:span text:style-name="T56_6">expressãoBooleana</text:span><text:span text:style-name="T56_7"><text:s/>)<text:s/>{<text:tab/></text:span></text:p>
      <text:p text:style-name="P57"><text:span text:style-name="T57_1"><text:s text:c="7"/>}<text:s/></text:span><text:span text:style-name="T57_2">else</text:span><text:span text:style-name="T57_3"><text:s/>{</text:span></text:p>
      <text:p text:style-name="P58"><text:span text:style-name="T58_1"><text:tab/><text:tab/></text:span><text:span text:style-name="T58_2">if</text:span><text:span text:style-name="T58_3"><text:s/>(<text:s/></text:span><text:span text:style-name="T58_4">outraExpressao</text:span><text:span text:style-name="T58_5"><text:s/>)<text:s/>{</text:span></text:p>
      <text:p text:style-name="P59"><text:span text:style-name="T59_1"><text:tab/><text:tab/>}<text:s/></text:span><text:span text:style-name="T59_2">else</text:span><text:span text:style-name="T59_3"><text:s/>{</text:span></text:p>
      <text:p text:style-name="P60"><text:span text:style-name="T60_1"><text:tab/><text:tab/><text:tab/>//<text:s/></text:span><text:span text:style-name="T60_2">E</text:span><text:span text:style-name="T60_3"><text:s/></text:span><text:span text:style-name="T60_4">assim</text:span><text:span text:style-name="T60_5"><text:s/></text:span><text:span text:style-name="T60_6">sucessivamente</text:span><text:span text:style-name="T60_7">.</text:span></text:p>
      <text:p text:style-name="P61"><text:span text:style-name="T61_1">}</text:span></text:p>
      <text:p text:style-name="P62"><text:span text:style-name="T62_1"><text:s text:c="7"/>}</text:span></text:p>
      <text:p text:style-name="P63"/>
      <text:p text:style-name="P64"><text:span text:style-name="T64_1">Espaços</text:span><text:span text:style-name="T64_2"><text:s/></text:span><text:span text:style-name="T64_3">em</text:span><text:span text:style-name="T64_4"><text:s/></text:span><text:span text:style-name="T64_5">branco</text:span></text:p>
      <text:p text:style-name="P65"><text:span text:style-name="T65_1">Deixar</text:span><text:span text:style-name="T65_2"><text:s/></text:span><text:span text:style-name="T65_3">uma</text:span><text:span text:style-name="T65_4"><text:s/></text:span><text:span text:style-name="T65_5">linha</text:span><text:span text:style-name="T65_6"><text:s/></text:span><text:span text:style-name="T65_7">em</text:span><text:span text:style-name="T65_8"><text:s/></text:span><text:span text:style-name="T65_9">branco</text:span><text:span text:style-name="T65_10"><text:s/></text:span><text:span text:style-name="T65_11">entre</text:span><text:span text:style-name="T65_12"><text:s/></text:span><text:span text:style-name="T65_13">métodos</text:span><text:span text:style-name="T65_14"><text:s/></text:span><text:span text:style-name="T65_15">e</text:span><text:span text:style-name="T65_16"><text:s/></text:span><text:span text:style-name="T65_17">variáveis</text:span><text:span text:style-name="T65_18"><text:s/>(</text:span><text:span text:style-name="T65_19">ou</text:span><text:span text:style-name="T65_20"><text:s/></text:span><text:span text:style-name="T65_21">bloco</text:span><text:span text:style-name="T65_22"><text:s/></text:span><text:span text:style-name="T65_23">de</text:span><text:span text:style-name="T65_24"><text:s/></text:span><text:span text:style-name="T65_25">variáveis</text:span><text:span text:style-name="T65_26">).</text:span></text:p>
      <text:p text:style-name="P66"><text:span text:style-name="T66_1">Deixar</text:span><text:span text:style-name="T66_2"><text:s/></text:span><text:span text:style-name="T66_3">linha</text:span><text:span text:style-name="T66_4"><text:s/></text:span><text:span text:style-name="T66_5">em</text:span><text:span text:style-name="T66_6"><text:s/></text:span><text:span text:style-name="T66_7">branco</text:span><text:span text:style-name="T66_8"><text:s/></text:span><text:span text:style-name="T66_9">no</text:span><text:span text:style-name="T66_10"><text:s/></text:span><text:span text:style-name="T66_11">começo</text:span><text:span text:style-name="T66_12"><text:s/></text:span><text:span text:style-name="T66_13">de</text:span><text:span text:style-name="T66_14"><text:s/></text:span><text:span text:style-name="T66_15">funções</text:span><text:span text:style-name="T66_16"><text:s/></text:span><text:span text:style-name="T66_17">e</text:span><text:span text:style-name="T66_18"><text:s/></text:span><text:span text:style-name="T66_19">métodos</text:span><text:span text:style-name="T66_20">.</text:span></text:p>
      <text:p text:style-name="P67"><text:span text:style-name="T67_1"><text:tab/></text:span><text:span text:style-name="T67_2">Ex</text:span><text:span text:style-name="T67_3">:<text:s/></text:span><text:span text:style-name="T67_4">funcaoTal</text:span><text:span text:style-name="T67_5">(){</text:span></text:p>
      <text:p text:style-name="P68"><text:span text:style-name="T68_1"><text:tab/></text:span></text:p>
      <text:p text:style-name="P69"><text:span text:style-name="T69_1"><text:tab/>//<text:s/></text:span><text:span text:style-name="T69_2">A</text:span><text:span text:style-name="T69_3"><text:s/></text:span><text:span text:style-name="T69_4">função</text:span><text:span text:style-name="T69_5"><text:s/></text:span><text:span text:style-name="T69_6">começa</text:span><text:span text:style-name="T69_7"><text:s/></text:span><text:span text:style-name="T69_8">aqui</text:span><text:span text:style-name="T69_9">.</text:span></text:p>
      <text:p text:style-name="P70"><text:span text:style-name="T70_1"><text:s text:c="7"/>}</text:span></text:p>
      <text:p text:style-name="P71"/>
      <text:p text:style-name="P72"/>
      <text:p text:style-name="P73"><text:span text:style-name="T73_1">//</text:span><text:span text:style-name="T73_2">Alterações</text:span><text:span text:style-name="T73_3"><text:s/></text:span><text:span text:style-name="T73_4">propostas</text:span><text:span text:style-name="T73_5"><text:s/></text:span><text:span text:style-name="T73_6">por</text:span><text:span text:style-name="T73_7"><text:s/></text:span><text:span text:style-name="T73_8">Parley</text:span><text:span text:style-name="T73_9">:</text:span></text:p>
      <text:p text:style-name="P74"><text:span text:style-name="T74_1">Todas</text:span><text:span text:style-name="T74_2"><text:s/></text:span><text:span text:style-name="T74_3">as</text:span><text:span text:style-name="T74_4"><text:s/></text:span><text:span text:style-name="T74_5">variáveis</text:span><text:span text:style-name="T74_6"><text:s/></text:span><text:span text:style-name="T74_7">ou</text:span><text:span text:style-name="T74_8"><text:s/></text:span><text:span text:style-name="T74_9">atributos</text:span><text:span text:style-name="T74_10"><text:s/></text:span><text:span text:style-name="T74_11">globais</text:span><text:span text:style-name="T74_12"><text:s/></text:span><text:span text:style-name="T74_13">de</text:span><text:span text:style-name="T74_14"><text:s/></text:span><text:span text:style-name="T74_15">uma</text:span><text:span text:style-name="T74_16"><text:s/></text:span><text:span text:style-name="T74_17">classe</text:span><text:span text:style-name="T74_18"><text:s/></text:span><text:span text:style-name="T74_19">devem</text:span><text:span text:style-name="T74_20"><text:s/></text:span><text:span text:style-name="T74_21">ser</text:span><text:span text:style-name="T74_22"><text:s/></text:span><text:span text:style-name="T74_23">acessadas</text:span><text:span text:style-name="T74_24"><text:s/></text:span><text:span text:style-name="T74_25">utilizando</text:span><text:span text:style-name="T74_26">-</text:span><text:span text:style-name="T74_27">se</text:span><text:span text:style-name="T74_28"><text:s/></text:span><text:span text:style-name="T74_29">o</text:span><text:span text:style-name="T74_30"><text:s/></text:span><text:span text:style-name="T74_31">modificador</text:span><text:span text:style-name="T74_32"><text:s/></text:span><text:span text:style-name="T74_33">this</text:span><text:span text:style-name="T74_34">.</text:span></text:p>
      <text:p text:style-name="P75"><text:span text:style-name="T75_1"><text:tab/></text:span><text:span text:style-name="T75_2">Ex</text:span><text:span text:style-name="T75_3">:<text:s/><text:tab/>(</text:span><text:span text:style-name="T75_4">this</text:span><text:span text:style-name="T75_5">.</text:span><text:span text:style-name="T75_6">variable</text:span><text:span text:style-name="T75_7"><text:s/>=<text:s/></text:span><text:span text:style-name="T75_8">variable</text:span><text:span text:style-name="T75_9">)</text:span></text:p>
      <text:p text:style-name="P76"><text:span text:style-name="T76_1"><text:tab/><text:tab/></text:span><text:span text:style-name="T76_2">this</text:span><text:span text:style-name="T76_3">.</text:span><text:span text:style-name="T76_4">globalField</text:span><text:span text:style-name="T76_5"><text:s/>=<text:s/></text:span><text:span text:style-name="T76_6">newValue</text:span><text:span text:style-name="T76_7">.</text:span></text:p>
      <text:p text:style-name="P77"/>
      <text:p text:style-name="P78"/>
      <text:p text:style-name="P79"><text:span text:style-name="T79_1">Cada</text:span><text:span text:style-name="T79_2"><text:s/></text:span><text:span text:style-name="T79_3">função</text:span><text:span text:style-name="T79_4"><text:s/></text:span><text:span text:style-name="T79_5">deverá</text:span><text:span text:style-name="T79_6"><text:s/></text:span><text:span text:style-name="T79_7">começar</text:span><text:span text:style-name="T79_8"><text:s/></text:span><text:span text:style-name="T79_9">com</text:span><text:span text:style-name="T79_10"><text:s/></text:span><text:span text:style-name="T79_11">um</text:span><text:span text:style-name="T79_12"><text:s/></text:span><text:span text:style-name="T79_13">comentário</text:span><text:span text:style-name="T79_14">,<text:s/></text:span><text:span text:style-name="T79_15">com</text:span><text:span text:style-name="T79_16"><text:s/></text:span><text:span text:style-name="T79_17">uma</text:span><text:span text:style-name="T79_18"><text:s/></text:span><text:span text:style-name="T79_19">breve</text:span><text:span text:style-name="T79_20"><text:s/></text:span><text:span text:style-name="T79_21">descrição</text:span><text:span text:style-name="T79_22"><text:s/></text:span><text:span text:style-name="T79_23">da</text:span><text:span text:style-name="T79_24"><text:s/></text:span><text:span text:style-name="T79_25">função</text:span><text:span text:style-name="T79_26">.</text:span></text:p>
      <text:p text:style-name="P80"><text:span text:style-name="T80_1"><text:tab/></text:span><text:span text:style-name="T80_2">Ex</text:span><text:span text:style-name="T80_3">:<text:s/><text:tab/>//<text:s/></text:span><text:span text:style-name="T80_4">This</text:span><text:span text:style-name="T80_5"><text:s/></text:span><text:span text:style-name="T80_6">function</text:span><text:span text:style-name="T80_7"><text:s/></text:span><text:span text:style-name="T80_8">modifies</text:span><text:span text:style-name="T80_9"><text:s/></text:span><text:span text:style-name="T80_10">a</text:span><text:span text:style-name="T80_11"><text:s/></text:span><text:span text:style-name="T80_12">client</text:span><text:span text:style-name="T80_13">.</text:span></text:p>
      <text:p text:style-name="P81"><text:span text:style-name="T81_1"><text:tab/><text:tab/></text:span><text:span text:style-name="T81_2">public</text:span><text:span text:style-name="T81_3"><text:s/></text:span><text:span text:style-name="T81_4">void</text:span><text:span text:style-name="T81_5"><text:s/></text:span><text:span text:style-name="T81_6">modifyClient</text:span><text:span text:style-name="T81_7">(){</text:span></text:p>
      <text:p text:style-name="P82"><text:span text:style-name="T82_1"><text:tab/>...</text:span></text:p>
      <text:p text:style-name="P83"><text:span text:style-name="T83_1">}</text:span></text:p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